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6074"/>
    </style:style>
    <style:style style:name="P2" style:family="paragraph" style:parent-style-name="Text_20_body">
      <style:paragraph-properties fo:text-align="center" style:justify-single-word="false"/>
      <style:text-properties officeooo:rsid="00079695" officeooo:paragraph-rsid="00079695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itle">
      <style:text-properties officeooo:rsid="00079695" officeooo:paragraph-rsid="00079695"/>
    </style:style>
    <style:style style:name="P5" style:family="paragraph" style:parent-style-name="Heading_20_1">
      <style:paragraph-properties fo:break-before="page"/>
      <style:text-properties officeooo:rsid="00076074" officeooo:paragraph-rsid="00076074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arbete</text:p>
      <text:p text:style-name="P2">Christoffer Karlsson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nehållsförteckning</text:p>
          </text:index-title>
          <text:p text:style-name="P6"><text:a xlink:type="simple" xlink:href="#__RefHeading__222_185457085" text:style-name="Index_20_Link" text:visited-style-name="Index_20_Link">1 Inledning<text:tab/>3</text:a></text:p>
        </text:index-body>
      </text:table-of-content>
      <text:p text:style-name="P2"/>
      <text:h text:style-name="P5" text:outline-level="1"><text:bookmark-start text:name="__RefHeading__222_185457085"/>Inledning<text:bookmark-end text:name="__RefHeading__222_185457085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01:45.503350148</meta:creation-date>
    <dc:date>2017-05-02T13:12:57.489243729</dc:date>
    <meta:editing-duration>PT1H50M1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5" meta:word-count="9" meta:character-count="77" meta:non-whitespace-character-count="73"/>
  </office:meta>
</office:document-meta>
</file>